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edzi horami lipka zelená;</text:p>
      <text:p text:style-name="P1">zabili Janka, Janíčka, Janka</text:p>
      <text:p text:style-name="P1">mesto jeleňa.</text:p>
      <text:p text:style-name="P1"/>
      <text:p text:style-name="P1">(Keď ho zabili, zamordovali,</text:p>
      <text:p text:style-name="P1">na jeho hrobe, na jeho hrobe,</text:p>
      <text:p text:style-name="P1">kríž postavili.</text:p>
      <text:p text:style-name="P1"/>
      <text:p text:style-name="P1">Ej, krížu, krížu, ukrižovaný:</text:p>
      <text:p text:style-name="P1">tu leží Janík, Janíček, Janík</text:p>
      <text:p text:style-name="P1">zamordovaný.</text:p>
      <text:p text:style-name="P1"/>
      <text:p text:style-name="P1">Ta šla Anička plakať Janíčka;</text:p>
      <text:p text:style-name="P1">hneď na hrob padla a viac nestala</text:p>
      <text:p text:style-name="P1">dobrá dušička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</meta:editing-duration>
    <meta:editing-cycles>3</meta:editing-cycles>
    <meta:generator>OpenOffice/4.1.1$Win32 OpenOffice.org_project/411m6$Build-9775</meta:generator>
    <dc:date>2016-08-24T19:45:46.01</dc:date>
    <meta:document-statistic meta:table-count="0" meta:image-count="0" meta:object-count="0" meta:page-count="1" meta:paragraph-count="12" meta:word-count="46" meta:character-count="286"/>
    <meta:user-defined meta:name="Info 1"/>
    <meta:user-defined meta:name="Info 2"/>
    <meta:user-defined meta:name="Info 3"/>
    <meta:user-defined meta:name="Info 4"/>
  </office:meta>
</office:document-meta>
</file>